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5]*[.F5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2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Female Headers (8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1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9" calcext:value-type="currency">
            <text:p>$0.89</text:p>
          </table:table-cell>
          <table:table-cell table:style-name="ce8" table:formula="of:=SUM([.E21]*[.F21])" office:value-type="currency" office:currency="USD" office:value="0.89" calcext:value-type="currency">
            <text:p>$0.89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1])" office:value-type="currency" office:currency="USD" office:value="71.05" calcext:value-type="currency">
            <text:p>$71.05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3]-[.G31])" office:value-type="currency" office:currency="USD" office:value="52.05" calcext:value-type="currency">
            <text:p>$52.05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22:10:19.0097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8T22:14:49.251342000</dc:date>
    <meta:editing-duration>P1DT1H18M25S</meta:editing-duration>
    <meta:editing-cycles>9</meta:editing-cycles>
    <meta:generator>LibreOffice/4.4.3.2$MacOSX_X86_64 LibreOffice_project/88805f81e9fe61362df02b9941de8e38a9b5fd16</meta:generator>
    <meta:document-statistic meta:table-count="1" meta:cell-count="99" meta:object-count="0"/>
    <meta:user-defined meta:name=""/>
  </office:meta>
</office:document-meta>
</file>